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b 58%"/>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DE-0.99.0.oxt&#13;&#13;16.06.2020 09:47:16&#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DE-A-0.99.0.oxt&#13;&#13;16.06.2020 09:47:2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DE-L-0.99.0.oxt&#13;&#13;16.06.2020 09:47:2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curly_de-DE</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207452506008875897"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598683341600142966" text:style-name="L2">
        <text:list-item>
          <text:p text:style-name="P48">Version 2.1.2 :</text:p>
        </text:list-item>
      </text:list>
      <text:list xml:id="list5948209177169149545" text:style-name="L3">
        <text:list-item>
          <text:list>
            <text:list-item>
              <text:p text:style-name="P49">Localized help : resolved non-functional hyperlink due to API incompatibility introduced by Apache OpenOffice 4.1 (and LibreOffice 4.0).</text:p>
            </text:list-item>
          </text:list>
        </text:list-item>
      </text:list>
      <text:list xml:id="list29693306" text:continue-list="list7598683341600142966" text:style-name="L2">
        <text:list-item>
          <text:p text:style-name="P48">Version 2.1.1 :</text:p>
        </text:list-item>
      </text:list>
      <text:list xml:id="list2504352062425778201"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29694817" text:continue-list="list29693306" text:style-name="L2">
        <text:list-item>
          <text:p text:style-name="P48">Version 2.1.0 :</text:p>
        </text:list-item>
      </text:list>
      <text:list xml:id="list2930917700317592436"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29683830" text:continue-list="list29694817" text:style-name="L2">
        <text:list-item>
          <text:p text:style-name="P48">Version 2.0.0 :</text:p>
        </text:list-item>
      </text:list>
      <text:list xml:id="list502797350700255865"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29688905" text:continue-list="list29683830" text:style-name="L2">
        <text:list-item>
          <text:p text:style-name="P48">Version 1.5.3 :</text:p>
        </text:list-item>
      </text:list>
      <text:list xml:id="list5477409974694865220"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979708526823385418"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D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912591988628728463"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746387503011750226"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980047445150195692"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718588353970533083"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61493377419530322"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2373266020289362464"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4">
     <draw:text-box fo:min-height="4.898cm">
      <text:p text:style-name="Frame_20_contents"><draw:frame draw:style-name="fr6" draw:name="images2" text:anchor-type="paragraph" svg:width="18.087cm" svg:height="7.091cm" draw:z-index="2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
     <draw:text-box fo:min-height="4.001cm">
      <text:p text:style-name="Frame_20_contents"><draw:frame draw:style-name="fr6" draw:name="images3" text:anchor-type="paragraph" svg:width="18.087cm" svg:height="10.777cm" draw:z-index="3"><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09745653193971750"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980097045967183931"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466870016577421353" text:style-name="L17">
        <text:list-item>
          <text:p text:style-name="P63">Arg1 : <text:span text:style-name="InstructionMacro">String</text:span> : mandatory, type of control used for the button</text:p>
        </text:list-item>
      </text:list>
      <text:list xml:id="list962674767412588375"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408305137498344980"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443091698861670147"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366846838686363865"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9145155762681209260"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9085940952101133622"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792201451027697466"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588671363320036378"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735885034563818751"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377653251952574056"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654881362021476057"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623864146715670377"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5946797538669511910"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52214540077567855"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761970493540072736"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35565719703049978"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9193634028876963215"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curly_de-D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DE)</text:p>
      <text:p text:style-name="tooltipText"/>
      <text:p text:style-name="tooltipLang"><text:bookmark-start text:name="__RefHeading__44467_325084090"/>Tooltip de<text:bookmark-end text:name="__RefHeading__44467_325084090"/></text:p>
      <text:p text:style-name="descrText">curly (de-DE)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urly (de-DE).</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curly (de-DE) .</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185436799647837354"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33252717275429511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33727890984886026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20201370749559794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968613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06788704232880307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702533670971326746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26896720050116563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4</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7</dc:date>
     <text:p>internal</text:p>
     <text:p>Page2</text:p>
     <text:p/>
    </office:annotation>Paragraph styles</text:p>
      <text:p text:style-name="P28"><office:annotation>
     <dc:creator>BM</dc:creator>
     <dc:date>2008-03-13T00:00:00.27</dc:date>
     <text:p>internal</text:p>
     <text:p>Page7</text:p>
     <text:p/>
    </office:annotation>Hyperlinks</text:p>
      <text:p text:style-name="hlp_5f_paragraph"><text:span text:style-name="T14"><office:annotation>
      <dc:creator>BM</dc:creator>
      <dc:date>2008-03-13T00:00:00.27</dc:date>
      <text:p>internal</text:p>
      <text:p>Page3</text:p>
      <text:p/>
     </office:annotation></text:span><text:span text:style-name="T14">Text formatting</text:span></text:p>
      <text:p text:style-name="P28"><office:annotation>
     <dc:creator>BM</dc:creator>
     <dc:date>2008-03-26T00:00:00.2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27</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8</dc:date>
     <text:p>external</text:p>
     <text:p>text/swriter/main0210.xhp</text:p>
     <text:p/>
    </office:annotation><text:span text:style-name="T14">Preview topic</text:span> </text:p>
      <text:p text:style-name="hlp_5f_paragraph">This hyperlink displays <text:s/><office:annotation>
     <dc:creator>BM</dc:creator>
     <dc:date>2008-03-15T00:00:00.2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9690810" text:continue-list="list433252717275429511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29702160" text:continue-list="list2968613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9</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29</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29</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29697138" text:continue-list="list2969081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D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D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17" meta:character-count="81867"/>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DE", "0.99.0") ' fill with your values
  setExtensionDescription("en, de")
  setDisplayName("en", "curly (de-DE)")
  setDisplayName("de", "curly (de-DE)")
  setTooltip("en, de", "en") ' deprecated ! starting from 3.1,use instead setExtensionDescription
endDescription  


beginAnnexes 
  useLibrary("Basic", "curly_de-DE/")
endAnnexes


beginAddonUI

  beginOfficeMenuBarMerging

    beginMergeInstruction("Writer")
      	setMergePoint(".uno:FormatMenu\.uno:PageDialog", "AddAfter", "AddLast") 

      	beginMergeItems
      
        	addSeparator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de")
		            endTitles
		            setURL("Basic", "curly_de-DE", "QM_de_DE", "ShowDirectSpeech")
				endCommand
		
				beginCommand
		            beginTitles("Writer")
		              setTitle("Back to standard view", "en")
		              setTitle("Zurück zur Normalansicht", "de")
		            endTitles
		            setURL("Basic", "curly_de-DE", "QM_de_DE", "StandardView")
				endCommand    
		
		      endMenuItems
	
	    	endMenu      
	    
    	endMergeItems

  	endMergeInstruction

  endOfficeMenuBarMerging

  beginOfficeToolbar

    beginTbTitles("Writer")
      setTitle("curly de-DE")
    endTbTitles

		beginButton()
            beginTitles("Writer")
              setTitle("Convert ellipses and apostrophes", "en")
              setTitle("Konvertiere Ellipsen und Apostrophe", "de")
            endTitles
            setURL("Basic", "curly_de-DE", "Common", "Main")
			setImage("icons/Work")
		endButton

		beginButton()
            beginTitles("Writer")
              setTitle("en-dash to two hyphens (– → --)", "en")
              setTitle("Gedankenstrich zu zwei Trennstrichen (– → --)", "de")
            endTitles
            setURL("Basic", "curly_de-DE", "Revert", "Dash")
			setImage("icons/DoubleHyphen")
		endButton    

		beginButton()
            beginTitles("Writer")
              setTitle("two hyphens to en-dash (-- → –)", "en")
              setTitle("zwei Trennstriche zu Gedankenstrich (-- → –)", "de")
            endTitles
            setURL("Basic", "curly_de-DE", "Common", "En_dash")
			setImage("icons/EnDash")
		endButton    

        addSeparator

		beginButton()
            beginTitles("Writer")
              setTitle("Show direct speech (works with german style quotation marks)", "en")
              setTitle("Zeige wörtliche Rede", "de")
            endTitles
            setURL("Basic", "curly_de-DE", "QM_de_DE", "ShowDirectSpeech")
			setImage("icons/DirectSpeech")
		endButton

        addSeparator

		beginButton()
            beginTitles("Writer")
              setTitle("Back to standard view", "en")
              setTitle("Zurück zur Normalansicht", "de")
            endTitles
            setURL("Basic", "curly_de-DE", "QM_de_DE", "StandardView")
			setImage("icons/StandardView")
		endButton    

  endOfficeToolbar


  beginAddonMenu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de")
            endTitles
            setURL("Basic", "curly_de-DE", "QM_de_DE", "ShowDirectSpeech")
		endCommand

		beginCommand
            beginTitles("Writer")
              setTitle("Back to standard view", "en")
              setTitle("Zurück zur Normalansicht", "de")
            endTitles
            setURL("Basic", "curly_de-DE", "QM_de_DE",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